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54pt"/>
    </style:style>
    <style:style style:name="co2" style:family="table-column">
      <style:table-column-properties fo:break-before="auto" style:column-width="46.26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2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2" table:default-cell-style-name="ce2"/>
        <table:table-column table:style-name="co2" table:default-cell-style-name="ce10"/>
        <table:table-column table:style-name="co2" table:default-cell-style-name="ce16"/>
        <table:table-column table:style-name="co3" table:default-cell-style-name="ce19"/>
        <table:table-row table:style-name="ro1">
          <table:table-cell table:style-name="ce1"/>
          <table:table-cell table:style-name="ce5" office:value-type="string" calcext:value-type="string">
            <text:p>Res. Df</text:p>
          </table:table-cell>
          <table:table-cell table:style-name="ce5" office:value-type="string" calcext:value-type="string">
            <text:p>Df.diff</text:p>
          </table:table-cell>
          <table:table-cell table:style-name="ce5" office:value-type="string" calcext:value-type="string">
            <text:p>LR</text:p>
          </table:table-cell>
          <table:table-cell table:style-name="ce5" office:value-type="string" calcext:value-type="string">
            <text:p>p (&gt; LR)</text:p>
          </table:table-cell>
          <table:table-cell table:style-name="ce12"/>
        </table:table-row>
        <table:table-row table:style-name="ro1">
          <table:table-cell office:value-type="string" calcext:value-type="string">
            <text:p>(Intercept)</text:p>
          </table:table-cell>
          <table:table-cell table:style-name="ce13" office:value-type="float" office:value="53" calcext:value-type="float">
            <text:p>53</text:p>
          </table:table-cell>
          <table:table-cell table:style-name="ce13" table:number-columns-repeated="3"/>
          <table:table-cell table:style-name="ce21"/>
        </table:table-row>
        <table:table-row table:style-name="ro1">
          <table:table-cell table:style-name="ce2" office:value-type="string" calcext:value-type="string">
            <text:p>NH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04.1" calcext:value-type="float">
            <text:p>1204.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 office:value-type="string" calcext:value-type="string">
            <text:p>NO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81.4" calcext:value-type="float">
            <text:p>481.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 office:value-type="string" calcext:value-type="string">
            <text:p>PO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59.9" calcext:value-type="float">
            <text:p>659.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 office:value-type="string" calcext:value-type="string">
            <text:p>seston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86.7" calcext:value-type="float">
            <text:p>486.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 office:value-type="string" calcext:value-type="string">
            <text:p>secchi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13.4" calcext:value-type="float">
            <text:p>913.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USI</text:p>
          </table:table-cell>
          <table:table-cell table:style-name="ce1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table:style-name="ce1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302.7" calcext:value-type="float">
            <text:p>302.7</text:p>
          </table:table-cell>
          <table:table-cell office:value-type="float" office:value="0.018" calcext:value-type="float">
            <text:p>0.018</text:p>
          </table:table-cell>
          <table:table-cell table:style-name="Default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oisture_content</text:p>
          </table:table-cell>
          <table:table-cell table:style-name="ce10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265.2" calcext:value-type="float">
            <text:p>265.2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string" calcext:value-type="string">
            <text:p>gravel</text:p>
          </table:table-cell>
          <table:table-cell table:style-name="ce10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294.6" calcext:value-type="float">
            <text:p>294.6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4" office:value-type="string" calcext:value-type="string">
            <text:p>silt_clay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7.8" calcext:value-type="float">
            <text:p>297.8</text:p>
          </table:table-cell>
          <table:table-cell table:style-name="ce8" office:value-type="float" office:value="0.558" calcext:value-type="float">
            <text:p>0.558</text:p>
          </table:table-cell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6:23:19.615711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19T16:29:07.089624704</dc:date>
    <dc:creator>SK </dc:creator>
    <meta:editing-duration>PT3H53M36S</meta:editing-duration>
    <meta:editing-cycles>23</meta:editing-cycles>
    <meta:document-statistic meta:table-count="1" meta:cell-count="63" meta:object-count="0"/>
  </office:meta>
</office:document-meta>
</file>